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Text_20_body" style:list-style-name="L4">
      <style:paragraph-properties fo:text-align="justify" style:justify-single-word="false"/>
    </style:style>
    <style:style style:name="P4" style:family="paragraph" style:parent-style-name="Text_20_body" style:list-style-name="L2"/>
    <style:style style:name="P5" style:family="paragraph" style:parent-style-name="Text_20_body" style:list-style-name="L3"/>
    <style:style style:name="P6" style:family="paragraph" style:parent-style-name="Heading_20_1">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opération de robots</text:p>
      <text:p text:style-name="P1">Réaliser 2 robots sumo et les faire collaborer pour remplir une tache trop difficile pour 1 seul. Les robots doivent être identiques et doivent être équipés de capteurs afin d’appréhender leur environnement. Ils doivent pouvoir communiquer entre eux pour élaborer et exécuter leur stratégie.</text:p>
      <text:h text:style-name="P6" text:outline-level="1">Intérets</text:h>
      <text:p text:style-name="P1">Ce projet peut être vu comme un point de départ de projets sur l’étude de comportements collectifs (collaboration, competition). Des projets avec plus de robots peuvent émerger, comme la cartographie, des jeux (sports) où autre.</text:p>
      <text:h text:style-name="P6" text:outline-level="1">Compétences principales mise en œuvre</text:h>
      <text:list xml:id="list5045561987296484025" text:style-name="L1">
        <text:list-item>
          <text:p text:style-name="P2">Robotique : Réalisation des robots (méca, installation des capteurs/actionneurs...)</text:p>
        </text:list-item>
        <text:list-item>
          <text:p text:style-name="P2">Informatique embarquée : programmation C des capteurs/actionneurs/communication</text:p>
        </text:list-item>
        <text:list-item>
          <text:p text:style-name="P2">Intelligence artificielle : Implémentation C d’un unique algorithme de collaboration</text:p>
        </text:list-item>
        <text:list-item>
          <text:p text:style-name="P2">Automatique : Régulation (ou estimation) de la position</text:p>
        </text:list-item>
      </text:list>
      <text:h text:style-name="Heading_20_1" text:outline-level="1">Cahier des charges</text:h>
      <text:list xml:id="list9185629769747424098" text:style-name="L2">
        <text:list-item>
          <text:p text:style-name="P4">La première étape est de définir la mission à réaliser (<text:span text:style-name="T1">exemple :</text:span><text:span text:style-name="T3"> </text:span>pousser une caisse, tendre une corde, synchroniser des événements)</text:p>
        </text:list-item>
        <text:list-item>
          <text:p text:style-name="P4">Designer les robots en conséquences : lister les actionneurs/capteurs nécessaires</text:p>
        </text:list-item>
        <text:list-item>
          <text:p text:style-name="P4">Réalisation des 2 robots</text:p>
        </text:list-item>
        <text:list-item>
          <text:p text:style-name="P4">Implémentation de l’algorithme unique à implémenter dans les robot</text:p>
        </text:list-item>
        <text:list-item>
          <text:p text:style-name="P4">Intégration et tests</text:p>
        </text:list-item>
        <text:list-item>
          <text:p text:style-name="P4">Réaliser une documentation permettant à d’autres de <text:span text:style-name="T2">comprendre/reproduire/améliorer</text:span> le projet</text:p>
        </text:list-item>
      </text:list>
      <text:h text:style-name="Heading_20_1" text:outline-level="1">Proposition de gestion de projet</text:h>
      <text:p text:style-name="Text_20_body">Les taches 1 et 2 doit être réalisées en équipe. Puis les taches 3 et 4 peuvent être réalisées en parallèle car elles sont toutes les deux nécessaire pour la tache 5. La tache 6 doit être ouverte du début à la fin.</text:p>
      <text:h text:style-name="Heading_20_1" text:outline-level="1"><text:soft-page-break/></text:h>
      <text:h text:style-name="Heading_20_1" text:outline-level="1">Points évalués</text:h>
      <text:list xml:id="list2857724480367261667" text:style-name="L3">
        <text:list-item>
          <text:p text:style-name="P5">L’approche (démarche, organisation) : 40 %</text:p>
        </text:list-item>
        <text:list-item>
          <text:p text:style-name="P5">Le résultat final : 40 %</text:p>
        </text:list-item>
        <text:list-item>
          <text:p text:style-name="P5">La documentation : 20 %</text:p>
        </text:list-item>
      </text:list>
      <text:h text:style-name="P6" text:outline-level="1">Pistes d’amélioration</text:h>
      <text:list xml:id="list2935051947155645837" text:style-name="L4">
        <text:list-item>
          <text:p text:style-name="P3">Améliorer les robots : précision des capteurs/actionneurs, performance/robustesse de l’automatique</text:p>
        </text:list-item>
        <text:list-item>
          <text:p text:style-name="P3">Etude d’autres stratégies, avec plus de robots par exemple</text:p>
        </text:list-item>
        <text:list-item>
          <text:p text:style-name="P3">Ajout d’un robot perturbateu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loext:contextual-spacing="false" fo:margin="100%"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08:50:55.473848222</meta:creation-date>
    <dc:date>2017-06-06T07:31:42.61</dc:date>
    <meta:editing-duration>PT39M27S</meta:editing-duration>
    <meta:editing-cycles>8</meta:editing-cycles>
    <meta:generator>OpenOffice.org/3.4.1$Win32 OpenOffice.org_project/341m1$Build-9593</meta:generator>
    <meta:document-statistic meta:table-count="0" meta:image-count="0" meta:object-count="0" meta:page-count="2" meta:paragraph-count="26" meta:word-count="290" meta:character-count="1897"/>
  </office:meta>
</office:document-meta>
</file>